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398in"/>
    </style:style>
    <style:style style:name="co2" style:family="table-column">
      <style:table-column-properties fo:break-before="auto" style:column-width="2.0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Defaul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N_HITOR_OUT[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N_HITOR_OUT[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N_HITOR_OUT[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N_HITOR_OUT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ITOR_OUT[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ITOR_OUT[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ITOR_OUT[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ITOR_OUT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N_OUT[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N_OUT[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N_OUT[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N_OUT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_OUT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_OUT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_OUT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_OUT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HV[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COMP[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[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_PMOS_NOSF[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_TEST_PATTERN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_TEST_PATTERN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_TEST_PATTERN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N_TEST_PATTERN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VRESET_P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VRESET_D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VL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VH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VCLIP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VCASN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ITHR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IRESET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IREF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IDB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ICASN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IBIAS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DACMONV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CNTL_DACMONI[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UFN_L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UFN_L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UFN_L[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UFN_L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UFP_L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UFP_L[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UFP_L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UFP_L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UFP_R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UFP_R[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UFP_R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UFP_R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UFN_R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UFN_R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UFN_R[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UFN_R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_BIT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LIP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VRESET_D[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D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VCASN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CASN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VL[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L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VH[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H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VRESET_P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VRESET_P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8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8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CASN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CASN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RESET[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RESET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THR[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THR[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THR[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THR[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THR[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THR[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THR[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THR[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THR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DB[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DB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8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8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8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8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8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8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T_IBIAS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T_IBIAS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1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2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3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IG_MON_SEL[4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8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8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8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8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8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8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8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8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8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8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9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9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9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9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9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9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9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9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9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9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0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0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0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0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0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0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0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0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0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8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8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8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8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8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8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8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8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8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8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9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9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9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9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9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9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9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9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9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19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0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0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0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0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0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0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0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0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0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8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8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8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8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8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8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8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8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8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8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9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9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9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9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9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9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9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9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9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29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0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0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0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0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0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0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0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0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0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8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8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8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8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8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8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8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8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8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8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9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9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9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9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9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9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9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9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9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39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0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0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0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0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0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0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0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0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0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D[4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8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8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8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8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8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8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8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8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8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8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9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9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9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9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9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9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9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9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9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9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0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0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0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0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0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0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0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0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0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8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8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8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8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8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8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8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8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8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8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9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9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9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9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9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9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9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9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9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19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0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0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0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0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0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0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0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0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0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H[2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8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8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8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8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8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8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8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8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8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8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9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9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9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9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9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9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9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9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9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9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0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0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0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0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0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0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0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0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0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8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8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8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8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8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8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8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8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8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8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9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9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9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9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9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9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9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9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9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19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0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0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0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0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0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0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0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0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0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8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8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8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8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8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8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8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8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8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8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9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9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9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9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9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9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9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9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9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29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0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0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0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0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0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0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0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0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0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4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4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4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5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5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5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5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5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5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5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5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5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5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6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6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6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6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6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6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6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6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6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6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7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7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7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7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7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7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7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7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7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7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8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8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8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8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8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8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8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8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8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8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9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9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9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9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9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9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9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9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9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39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0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0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0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0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0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0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0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0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0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0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1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1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1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1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1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1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1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1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1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2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2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2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2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2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2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2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2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2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3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3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3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3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3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37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38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4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41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4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43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44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45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4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KV[4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1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ROW[2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IN_MON_R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J_IN_MON_L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1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2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4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4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4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5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5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5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5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5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5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5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5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5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5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6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6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6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6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6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6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6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6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6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6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7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7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7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7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7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7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7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7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7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7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8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8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8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8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8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8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8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8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8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8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9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9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9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9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9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9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9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9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9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39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0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0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0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0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0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0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0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0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0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0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1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1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1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1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1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1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1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1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1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1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2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2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2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2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2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2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2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2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2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2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3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3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3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3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3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3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3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37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38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39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40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41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42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43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44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45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46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L_PULSE_SEL[447]</text:p>
          </table:table-cell>
        </table:table-row>
        <table:table-row table:style-name="ro1" table:number-rows-repeated="104464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moustakas </meta:initial-creator>
    <meta:creation-date>2018-02-16T19:59:51.222667721</meta:creation-date>
    <dc:date>2018-02-16T20:00:31.875605468</dc:date>
    <dc:creator>kmoustakas </dc:creator>
    <meta:editing-duration>PT40S</meta:editing-duration>
    <meta:editing-cycles>1</meta:editing-cycles>
    <meta:document-statistic meta:table-count="1" meta:cell-count="7851" meta:object-count="0"/>
    <meta:generator>LibreOffice/4.3.7.2$Linux_X86_64 LibreOffice_project/430$Build-2</meta:generator>
  </office:meta>
</office:document-meta>
</file>